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4180" officeooo:paragraph-rsid="001b4180"/>
    </style:style>
    <style:style style:name="P2" style:family="paragraph" style:parent-style-name="Standard">
      <style:paragraph-properties fo:text-align="center" style:justify-single-word="false"/>
      <style:text-properties officeooo:rsid="001b4180" officeooo:paragraph-rsid="001b4180"/>
    </style:style>
    <style:style style:name="P3" style:family="paragraph" style:parent-style-name="Standard">
      <style:paragraph-properties fo:text-align="start" style:justify-single-word="false"/>
      <style:text-properties officeooo:rsid="001b4180" officeooo:paragraph-rsid="001b4180"/>
    </style:style>
    <style:style style:name="P4" style:family="paragraph" style:parent-style-name="Standard">
      <style:paragraph-properties fo:text-align="start" style:justify-single-word="false"/>
      <style:text-properties officeooo:rsid="001b7831" officeooo:paragraph-rsid="001b7831"/>
    </style:style>
    <style:style style:name="T1" style:family="text">
      <style:text-properties officeooo:rsid="001b7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Fay</text:p>
      <text:p text:style-name="P1">13311531</text:p>
      <text:p text:style-name="P2">Assignment 6</text:p>
      <text:p text:style-name="P2"/>
      <text:p text:style-name="P3">1. (i) <text:span text:style-name="T1">9</text:span> hits, <text:span text:style-name="T1">23</text:span> misses</text:p>
      <text:p text:style-name="P3"><text:span text:style-name="T1">(ii) 14 hits, 18 misses</text:span></text:p>
      <text:p text:style-name="P4">(iii) 15 hits, 17 misses</text:p>
      <text:p text:style-name="P4">(iv) 16 hits, 16 misses</text:p>
      <text:p text:style-name="P4"/>
      <text:p text:style-name="P4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6:41:10.713536714</meta:creation-date>
    <dc:date>2016-12-05T23:03:47.183835720</dc:date>
    <meta:editing-duration>PT6H2M12S</meta:editing-duration>
    <meta:editing-cycles>1</meta:editing-cycles>
    <meta:document-statistic meta:table-count="0" meta:image-count="0" meta:object-count="0" meta:page-count="1" meta:paragraph-count="8" meta:word-count="27" meta:character-count="126" meta:non-whitespace-character-count="106"/>
    <meta:generator>LibreOffice/5.1.4.2$Linux_X86_64 LibreOffice_project/10m0$Build-2</meta:generator>
  </office:meta>
</office:document-meta>
</file>